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rran-society-a-new-social-contract"/>Terran Society: A New Social Contract<text:bookmark-end text:name="terran-society-a-new-social-contract"/></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systems of governance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1"><text:span text:style-name="T1">Protect the Rights of the People</text:span> – Every member’s fundamental rights are guaranteed and actively defended</text:p>
        </text:list-item>
        <text:list-item>
          <text:p text:style-name="P1"><text:span text:style-name="T1">Meet Basic Needs</text:span> – Ensure all members have access to clean food, water, air, shelter, safety, privacy, information, travel, and healthcare</text:p>
        </text:list-item>
        <text:list-item>
          <text:p text:style-name="P1"><text:span text:style-name="T1">Provide Just Governance</text:span> – Create transparent, accountable systems for collective decision-making</text:p>
        </text:list-item>
        <text:list-item>
          <text:p text:style-name="P1"><text:span text:style-name="T1">Enable Peaceful Resolution</text:span> – Establish fair processes for resolving disputes without violence</text:p>
        </text:list-item>
        <text:list-item>
          <text:p text:style-name="P1"><text:span text:style-name="T1">Ensure Common Defense</text:span> – Protect the society and its members from external threats</text:p>
        </text:list-item>
        <text:list-item>
          <text:p text:style-name="P1"><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ance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2"><text:span text:style-name="T1">Decentralization</text:span> – Power is distributed across regions and branches, preventing dangerous concentrations</text:p>
        </text:list-item>
        <text:list-item>
          <text:p text:style-name="P2"><text:span text:style-name="T1">Transparency</text:span> – The Fair Witness branch ensures all Society operations are recorded and public</text:p>
        </text:list-item>
        <text:list-item>
          <text:p text:style-name="P2"><text:span text:style-name="T1">Direct Accountability</text:span> – Most major positions are directly elected by the people they serve</text:p>
        </text:list-item>
        <text:list-item>
          <text:p text:style-name="P2"><text:span text:style-name="T1">Rights-First Approach</text:span> – The Rights of the People cannot be legislated away</text:p>
        </text:list-item>
        <text:list-item>
          <text:p text:style-name="P2"><text:span text:style-name="T1">Practical Scale</text:span> – Regions are sized for responsive governance (maximum 20-25 million 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3"><text:span text:style-name="T1">Basic Principles</text:span> – The fundamental values guiding all operations</text:p>
        </text:list-item>
        <text:list-item>
          <text:p text:style-name="P3"><text:span text:style-name="T1">Rights of the People</text:span> – The complete enumeration of protected rights</text:p>
        </text:list-item>
        <text:list-item>
          <text:p text:style-name="P3"><text:span text:style-name="T1">Organizational Structure</text:span> – Detailed explanation of each tier and branch</text:p>
        </text:list-item>
        <text:list-item>
          <text:p text:style-name="P3"><text:span text:style-name="T1">Roles and Responsibilities</text:span> – Clear definitions of every position and duty</text:p>
        </text:list-item>
        <text:list-item>
          <text:p text:style-name="P3"><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Society manage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tiers.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permanent underclass and ensures that everyone maintains a stake in the system.</text:p>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Society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Right 31<text:bookmark-end text:name="right-31"/></text:h>
      <text:p text:style-name="First_20_paragraph">This defining of certain rights, shall not be construed to deny or disparage others retained by the People.</text:p>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world-wide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pan text:style-name="T1">Military Branch</text:span>: Planetary defense and intelligence gathering under civilian oversight</text:p>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4">Seven to nine elected Elders, depending on District population</text:p>
        </text:list-item>
        <text:list-item>
          <text:p text:style-name="P4">Three-year terms with staggered elections (one-third up for election each year)</text:p>
        </text:list-item>
        <text:list-item>
          <text:p text:style-name="P4">No term limits</text:p>
        </text:list-item>
        <text:list-item>
          <text:p text:style-name="P4">Candidates must demonstrate compassion and love for children</text:p>
        </text:list-item>
        <text:list-item>
          <text:p text:style-name="P4">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5">Transparent candidate disclosure</text:p>
        </text:list-item>
        <text:list-item>
          <text:p text:style-name="P5">Public forums for debate and questions</text:p>
        </text:list-item>
        <text:list-item>
          <text:p text:style-name="P5">Physical ballots verified by voters</text:p>
        </text:list-item>
        <text:list-item>
          <text:p text:style-name="P5">Ballots counted publicly and retained for 10 years</text:p>
        </text:list-item>
        <text:list-item>
          <text:p text:style-name="P5">No party affiliation required</text:p>
        </text:list-item>
        <text:list-item>
          <text:p text:style-name="P5">No money in campaigns</text:p>
        </text:list-item>
      </text:list>
      <text:h text:style-name="Heading_20_2" text:outline-level="2"><text:bookmark-start text:name="the-fair-witness-branch"/>The Fair Witness Branch<text:bookmark-end text:name="the-fair-witness-branch"/></text:h>
      <text:p text:style-name="First_20_paragraph">The Fair Witness branch provides independent, objective observation and record-keeping for all Society operations. Inspired by Robert A. Heinlein’s “Stranger in a Strange Land”, this concept resolves a critical problem: those in power cannot be trusted to keep proper records on themselves. Fair Witnesses are trained to be impartial, non-biased witnesses with linguistic mastery and keen observation skills. Their independence ensures badly needed credibility, fairness, and openness.</text:p>
      <text:h text:style-name="Heading_20_3" text:outline-level="3"><text:bookmark-start text:name="purpose-and-independence"/>Purpose and Independence<text:bookmark-end text:name="purpose-and-independence"/></text:h>
      <text:p text:style-name="First_20_paragraph">Fair Witnesses resolve the problem of record-keeping through absolute independence. They are trained as impartial, non-biased witnesses with linguistic mastery and keen observation skills. Their role is strictly observational—they have no other authority. This is not a police role.</text:p>
      <text:p text:style-name="Text_20_body">It is a criminal act to influence a Fair Witness in any way that could compromise them. This would be a violation of Rights where the victim is the whole Society. Fair Witnesses are the only designated group with such protective status.</text:p>
      <text:h text:style-name="Heading_20_3" text:outline-level="3"><text:bookmark-start text:name="training-hierarchy"/>Training Hierarchy<text:bookmark-end text:name="training-hierarchy"/></text:h>
      <text:h text:style-name="Heading_20_4" text:outline-level="4"><text:bookmark-start text:name="fair-witness-trainee"/>Fair Witness Trainee<text:bookmark-end text:name="fair-witness-trainee"/></text:h>
      <text:p text:style-name="First_20_paragraph">Qualified person accepted into Fair Witness training program</text:p>
      <text:p text:style-name="Text_20_body">Qualified persons accepted into the program undergo 3-7 years of highly demanding training. Curriculum includes observation skills, memorization techniques, recall accuracy, documentation standards, linguistic mastery, and ethical conduct. Must pass all required coursework and testing. Graduates announced in public ceremony.</text:p>
      <text:h text:style-name="Heading_20_4" text:outline-level="4"><text:bookmark-start text:name="fair-witness-apprentice"/>Fair Witness Apprentice<text:bookmark-end text:name="fair-witness-apprentice"/></text:h>
      <text:p text:style-name="First_20_paragraph">Graduate of training program qualified to assist Certified Fair Witnesses</text:p>
      <text:p text:style-name="Text_20_body">Apprentices have completed schooling and testing but need real-world experience. Assigned to Certified Fair Witness mentor for duration and criteria set by Senior Fair Witness Panel. Not ready for independent assignment. Mentor reports to panel when ready for Certification. Certification announced in public ceremony.</text:p>
      <text:h text:style-name="Heading_20_4" text:outline-level="4"><text:bookmark-start text:name="certified-fair-witness"/>Certified Fair Witness<text:bookmark-end text:name="certified-fair-witness"/></text:h>
      <text:p text:style-name="First_20_paragraph">Certified observer qualified to record proceedings and maintain public records</text:p>
      <text:p text:style-name="Text_20_body">Full rights and privileges to assume role with trust of the People. May be assigned to independent duty with unrestricted access to Executive, Legislative, and Judicial branches. Creates and maintains records, meeting minutes, logs for all Citizens. Must wear badge/symbol/attire for open identification. Must remain sober and independent. Life appointment unless compromised, resigned, or retired.</text:p>
      <text:h text:style-name="Heading_20_4" text:outline-level="4"><text:bookmark-start text:name="senior-certified-fair-witness"/>Senior Certified Fair Witness<text:bookmark-end text:name="senior-certified-fair-witness"/></text:h>
      <text:p text:style-name="First_20_paragraph">Senior Fair Witness with extensive honorable service</text:p>
      <text:p text:style-name="Text_20_body">Eligible to serve on Fair Witness panels after specified years of CFW service. Retains CFW status. May be temporarily relieved for panel duties. Manages libraries and support staff. CFWs too demanding for managerial duties - SCFW handles administration. Hires and manages Citizen support staff who assist with day-to-day library tasks.</text:p>
      <text:h text:style-name="Heading_20_3" text:outline-level="3"><text:bookmark-start text:name="fair-witness-panels"/>Fair Witness Panels<text:bookmark-end text:name="fair-witness-panels"/></text:h>
      <text:p text:style-name="First_20_paragraph">Fair Witnesses are governed by a two-tiered panel system consistent with the Regional and World structure. These panels oversee administration of the branch, with full authority to de-certify, reprimand, or order additional training of Certified Fair Witnesses.</text:p>
      <text:h text:style-name="Heading_20_4" text:outline-level="4"><text:bookmark-start text:name="regional-fair-witness-council"/>Regional Fair Witness Council<text:bookmark-end text:name="regional-fair-witness-council"/></text:h>
      <text:p text:style-name="First_20_paragraph">Nine-member elected council managing Fair Witness operations, training, and certification in the Region</text:p>
      <text:p text:style-name="Text_20_body"><text:span text:style-name="T1">Regional Panel Structure</text:span>: Nine-member panel serving staggered 9-year terms with three members elected every three years. Only Senior Certified Fair Witnesses and Certified Fair Witnesses with 1+ year local service may vote. Panel members must have completed minimum three years as CFW. Responsible for administration, criteria implementation, performance reviews, and de-certification authority within the Region.</text:p>
      <text:h text:style-name="Heading_20_4" text:outline-level="4"><text:bookmark-start text:name="world-fair-witness-council"/>World Fair Witness Council<text:bookmark-end text:name="world-fair-witness-council"/></text:h>
      <text:p text:style-name="First_20_paragraph">Twenty-seven member council elected from Senior Certified Fair Witnesses for nine-year terms</text:p>
      <text:p text:style-name="Text_20_body"><text:span text:style-name="T1">World Panel Structure</text:span>: Nine Senior Certified Fair Witnesses serving staggered 9-year terms with three elected every three years. Only SCFW eligible to vote, preventing politicization. Panel sets criteria, training, testing, and performance standards for entire world. Selects panel leader each three-year cycle. Panel members may serve maximum 12 years.</text:p>
      <text:h text:style-name="Heading_20_3" text:outline-level="3"><text:bookmark-start text:name="fair-witness-responsibilities"/>Fair Witness Responsibilities<text:bookmark-end text:name="fair-witness-responsibilities"/></text:h>
      <text:p text:style-name="First_20_paragraph">Fair Witnesses serve as record keepers and librarians for all Society operations:</text:p>
      <text:list text:style-name="L6">
        <text:list-item>
          <text:p text:style-name="P6"><text:span text:style-name="T1">Unrestricted Access</text:span>: Fair Witnesses have unrestricted access to Executive, Legislative, and Judicial branch operations</text:p>
        </text:list-item>
        <text:list-item>
          <text:p text:style-name="P6"><text:span text:style-name="T1">Record Keeping</text:span>: Prepare and maintain meeting minutes, logs, and all manner of records</text:p>
        </text:list-item>
        <text:list-item>
          <text:p text:style-name="P6"><text:span text:style-name="T1">Library Management</text:span>: Create and maintain freely accessible libraries of records for all Citizens</text:p>
        </text:list-item>
        <text:list-item>
          <text:p text:style-name="P6"><text:span text:style-name="T1">Linguistic Mastery</text:span>: Must be fluent in all languages used in Society operations</text:p>
        </text:list-item>
        <text:list-item>
          <text:p text:style-name="P6"><text:span text:style-name="T1">Observation Only</text:span>: No other authority beyond observation and documentation</text:p>
        </text:list-item>
        <text:list-item>
          <text:p text:style-name="P6"><text:span text:style-name="T1">Identification</text:span>: Must wear visible badge, symbol, or attire to openly identify their presence</text:p>
        </text:list-item>
      </text:list>
      <text:h text:style-name="Heading_20_3" text:outline-level="3"><text:bookmark-start text:name="accountability-and-recall"/>Accountability and Recall<text:bookmark-end text:name="accountability-and-recall"/></text:h>
      <text:p text:style-name="First_20_paragraph">While Fair Witnesses hold life appointments, they can be removed for breach of trust through a careful process designed to prevent political abuse. A Citizen complaint must be endorsed by both a Regional Representative AND the Regional Executive, then approved by majority vote of the Regional Council. This same-tier requirement ensures Fair Witnesses cannot be removed for political reasons while maintaining accountability to the People.</text:p>
      <text:h text:style-name="Heading_20_2" text:outline-level="2"><text:bookmark-start text:name="processes-and-procedures"/>Processes and Procedures<text:bookmark-end text:name="processes-and-procedures"/></text:h>
      <text:p text:style-name="First_20_paragraph">Terran Society operates through clearly defined processes that ensure transparency, fairness, and accountability. These processes govern elections, judicial proceedings, and Fair Witness certification.</text:p>
      <text:h text:style-name="Heading_20_3" text:outline-level="3"><text:bookmark-start text:name="election-processes"/>Election Processes<text:bookmark-end text:name="election-processes"/></text:h>
      <text:h text:style-name="Heading_20_4" text:outline-level="4"><text:bookmark-start text:name="district-council-of-elders-election-process"/>District Council of Elders Election Process<text:bookmark-end text:name="district-council-of-elders-election-process"/></text:h>
      <text:p text:style-name="First_20_paragraph">Three-year election cycle with staggered terms. One-third of Elders up for election each year. Seven to nine Elders depending on District population. No term limits. Candidates must demonstrate compassion and love for children, preferably at least 55 years of age. Physical ballots verified by voters, counted publicly, retained for 10 years. No party affiliation required, no money in campaigns.</text:p>
      <text:h text:style-name="Heading_20_4" text:outline-level="4"><text:bookmark-start text:name="regional-council-representative-election"/>Regional Council Representative Election<text:bookmark-end text:name="regional-council-representative-election"/></text:h>
      <text:p text:style-name="First_20_paragraph">Each District elects one Representative to Regional Council of the People. Provides direct representation in Regional legislation. Elections managed by Administrator Department with transparent candidate disclosure, public forums for debate, physical ballots verified and counted publicly.</text:p>
      <text:h text:style-name="Heading_20_3" text:outline-level="3"><text:bookmark-start text:name="judicial-processes"/>Judicial Processes<text:bookmark-end text:name="judicial-processes"/></text:h>
      <text:h text:style-name="Heading_20_4" text:outline-level="4"><text:bookmark-start text:name="regional-minor-court-procedure"/>Regional Minor Court Procedure<text:bookmark-end text:name="regional-minor-court-procedure"/></text:h>
      <text:p text:style-name="First_20_paragraph">Handles petty criminal cases. Seven-person jury requires 6-of-7 verdict to resolve case. Facilitator of the Court (Conductor) presides, manages process, advises jury, ensures procedural fairness. Three Certified Fair Witnesses must be in attendance. Jury selected from Citizens.</text:p>
      <text:h text:style-name="Heading_20_4" text:outline-level="4"><text:bookmark-start text:name="regional-major-court-procedure"/>Regional Major Court Procedure<text:bookmark-end text:name="regional-major-court-procedure"/></text:h>
      <text:p text:style-name="First_20_paragraph">Handles serious criminal cases. Fourteen-person jury requires 12-of-14 verdict to resolve case. Facilitator of the Court presides. Three Certified Fair Witnesses required. More serious matters with higher threshold for conviction.</text:p>
      <text:h text:style-name="Heading_20_4" text:outline-level="4"><text:bookmark-start text:name="world-court-procedure"/>World Court Procedure<text:bookmark-end text:name="world-court-procedure"/></text:h>
      <text:p text:style-name="First_20_paragraph">Handles disputes between Regions or between World Society and outside parties. Twenty-one person jury requires 19-of-21 vote. Jury selected from Citizens who served at least one term in World Legislature. Three Certified Fair Witnesses required. Conductor elected by sitting Regional Conductors, must have served at least one full six-year term as Regional Conductor.</text:p>
      <text:h text:style-name="Heading_20_3" text:outline-level="3"><text:bookmark-start text:name="fair-witness-processes"/>Fair Witness Processes<text:bookmark-end text:name="fair-witness-processes"/></text:h>
      <text:h text:style-name="Heading_20_4" text:outline-level="4"><text:bookmark-start text:name="fair-witness-training-and-certification-process"/>Fair Witness Training and Certification Process<text:bookmark-end text:name="fair-witness-training-and-certification-process"/></text:h>
      <text:p text:style-name="First_20_paragraph">Phase 1: Trainee - Qualified applicants undergo 3-7 years training in observation, memorization, recall, documentation, linguistics, ethics. Graduate in public ceremony. Phase 2: Apprentice - Assigned to mentor for real-world experience, duration set by Senior Panel. Phase 3: Certification - Mentor reports readiness to panel, public certification ceremony grants full CFW status with unrestricted access and life appointment.</text:p>
      <text:h text:style-name="Heading_20_3" text:outline-level="3"><text:bookmark-start text:name="election-processes-1"/>Election Processes<text:bookmark-end text:name="election-processes-1"/></text:h>
      <text:h text:style-name="Heading_20_4" text:outline-level="4"><text:bookmark-start text:name="fair-witness-council-election-process"/>Fair Witness Council Election Process<text:bookmark-end text:name="fair-witness-council-election-process"/></text:h>
      <text:p text:style-name="First_20_paragraph">Regional: Nine members, staggered 9-year terms, three elected every three years. Only SCFW and CFW with 1+ year local service may vote. CFW with 3+ years may be nominated. World: Nine SCFW members, same term structure. Only SCFW may vote or be nominated. Prevents politicization. Panel selects leader every three years.</text:p>
      <text:h text:style-name="Heading_20_3" text:outline-level="3"><text:bookmark-start text:name="fair-witness-processes-1"/>Fair Witness Processes<text:bookmark-end text:name="fair-witness-processes-1"/></text:h>
      <text:h text:style-name="Heading_20_4" text:outline-level="4"><text:bookmark-start text:name="fair-witness-de-certification-process"/>Fair Witness De-certification Process<text:bookmark-end text:name="fair-witness-de-certification-process"/></text:h>
      <text:p text:style-name="First_20_paragraph">Citizen complaint of breach of trust submitted to Fair Witness Panel. If unresolved, requires endorsement by Regional Representative AND Regional Executive. Only with majority vote by Regional Council and First Executive signature can Fair Witness be stripped of status. Same-tier endorsement required to prevent political abuse. Life appointment otherwise.</text:p>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world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Society proceedings objectively.</text:p>
      <text:p text:style-name="Text_20_body"><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pan text:style-name="T1">Office of Regional Treasurer</text:span>: Manages regional budget, taxation, benefits accounts, audits, and financial oversight</text:p>
      <text:p text:style-name="Text_20_body"><text:span text:style-name="T1">Office of World Administrator</text:span>: Coordinates standards, best practices, and inter-regional administrative matters</text:p>
      <text:p text:style-name="Text_20_body"><text:span text:style-name="T1">Office of World Ambassador</text:span>: Manages relations with external entities and coordinates inter-regional diplomatic efforts</text:p>
      <text:p text:style-name="Text_20_body"><text:span text:style-name="T1">Office of World Environmental Guardian</text:span>: Coordinates world-wide environmental monitoring, sets world environmental standards</text:p>
      <text:p text:style-name="Text_20_body"><text:span text:style-name="T1">Office of World Sheriff</text:span>: Coordinates inter-regional law enforcement, assists with crimes spanning multiple Regions</text:p>
      <text:p text:style-name="Text_20_body"><text:span text:style-name="T1">Office of World Treasurer</text:span>: Manages world currency, coordinates regional financial systems, oversees world budget</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text:p text:style-name="Text_20_body"><text:span text:style-name="T1">World Council of the People</text:span>: Population-based legislative body representing all members of Terran Society</text:p>
      <text:p text:style-name="Text_20_body"><text:span text:style-name="T1">World Defense Force</text:span>: Unified military organization for world defense with minimal active duty and large reserve force</text:p>
      <text:p text:style-name="Text_20_body"><text:span text:style-name="T1">World Executive Council</text:span>: Five-member council coordinating world-level executive functions with rotational leadership</text:p>
      <text:p text:style-name="Text_20_body"><text:span text:style-name="T1">World Fair Witness Council</text:span>: Twenty-seven member council elected from Senior Certified Fair Witnesses for nine-year ter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12-27T13:45:38Z</meta:creation-date>
    <dc:date>2025-12-27T13:45:38Z</dc:date>
  </office:meta>
</office:document-meta>
</file>